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9cm" fo:min-width="2.821cm" fo:padding-top="0.1cm" fo:padding-bottom="0.1cm" fo:padding-left="0.225cm" fo:padding-right="0.225cm"/>
      <style:paragraph-properties style:writing-mode="lr-tb"/>
    </style:style>
    <style:style style:name="gr3" style:family="graphic" style:parent-style-name="standard" style:list-style-name="L1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5.517cm" fo:min-width="5.926cm" fo:padding-top="0.1cm" fo:padding-bottom="0.1cm" fo:padding-left="0.225cm" fo:padding-right="0.225cm"/>
      <style:paragraph-properties style:writing-mode="lr-tb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1.058cm" fo:min-width="2.138cm" fo:padding-top="0.1cm" fo:padding-bottom="0.1cm" fo:padding-left="0.225cm" fo:padding-right="0.225cm"/>
      <style:paragraph-properties style:writing-mode="lr-tb"/>
    </style:style>
    <style:style style:name="gr5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496cm" fo:min-width="2.213cm" fo:padding-top="0.1cm" fo:padding-bottom="0.1cm" fo:padding-left="0.225cm" fo:padding-right="0.225cm"/>
      <style:paragraph-properties style:writing-mode="lr-tb"/>
    </style:style>
    <style:style style:name="gr6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1.612cm" fo:min-width="4.651cm" fo:padding-top="0.1cm" fo:padding-bottom="0.1cm" fo:padding-left="0.225cm" fo:padding-right="0.225cm"/>
      <style:paragraph-properties style:writing-mode="lr-tb"/>
    </style:style>
    <style:style style:name="gr7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798cm" fo:min-width="4.402cm" fo:padding-top="0.1cm" fo:padding-bottom="0.1cm" fo:padding-left="0.225cm" fo:padding-right="0.225cm"/>
      <style:paragraph-properties style:writing-mode="lr-tb"/>
    </style:style>
    <style:style style:name="gr8" style:family="graphic" style:parent-style-name="objectwithoutfill">
      <style:graphic-properties svg:stroke-width="0cm" draw:marker-start-width="0.203cm" draw:marker-end="Arrow" draw:marker-end-width="0.224cm" draw:fill="none" draw:textarea-vertical-align="middle" fo:padding-top="0.1cm" fo:padding-bottom="0.1cm" fo:padding-left="0.225cm" fo:padding-right="0.225cm"/>
    </style:style>
    <style:style style:name="gr9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2.426cm" fo:padding-top="0.1cm" fo:padding-bottom="0.1cm" fo:padding-left="0.225cm" fo:padding-right="0.225cm"/>
      <style:paragraph-properties style:writing-mode="lr-tb"/>
    </style:style>
    <style:style style:name="gr10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4.534cm" fo:padding-top="0.1cm" fo:padding-bottom="0.1cm" fo:padding-left="0.225cm" fo:padding-right="0.225cm"/>
      <style:paragraph-properties style:writing-mode="lr-tb"/>
    </style:style>
    <style:style style:name="gr11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9cm" fo:min-width="2.82cm" fo:padding-top="0.1cm" fo:padding-bottom="0.1cm" fo:padding-left="0.225cm" fo:padding-right="0.225cm"/>
      <style:paragraph-properties style:writing-mode="lr-tb"/>
    </style:style>
    <style:style style:name="gr12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2.6cm" fo:padding-top="0.1cm" fo:padding-bottom="0.1cm" fo:padding-left="0.225cm" fo:padding-right="0.225cm"/>
      <style:paragraph-properties style:writing-mode="lr-tb"/>
    </style:style>
    <style:style style:name="gr13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558cm" fo:min-width="2.656cm" fo:padding-top="0.1cm" fo:padding-bottom="0.1cm" fo:padding-left="0.225cm" fo:padding-right="0.225cm"/>
      <style:paragraph-properties style:writing-mode="lr-tb"/>
    </style:style>
    <style:style style:name="gr14" style:family="graphic" style:parent-style-name="standard">
      <style:graphic-properties svg:stroke-width="0cm" draw:marker-start-width="0.203cm" draw:marker-end-width="0.203cm" draw:fill-color="#66ffff" draw:textarea-horizontal-align="justify" draw:textarea-vertical-align="middle" draw:auto-grow-height="false" fo:min-height="0.496cm" fo:min-width="3.393cm" fo:padding-top="0.1cm" fo:padding-bottom="0.1cm" fo:padding-left="0.225cm" fo:padding-right="0.225cm"/>
      <style:paragraph-properties style:writing-mode="lr-tb"/>
    </style:style>
    <style:style style:name="gr15" style:family="graphic" style:parent-style-name="standard">
      <style:graphic-properties svg:stroke-width="0.051cm" svg:stroke-color="#000000" draw:marker-start="Arrow" draw:marker-start-width="0.3cm" draw:marker-end="Arrow" draw:marker-end-width="0.3cm" draw:textarea-vertical-align="middle" fo:padding-top="0.125cm" fo:padding-bottom="0.125cm" fo:padding-left="0.25cm" fo:padding-right="0.25cm"/>
    </style:style>
    <style:style style:name="gr16" style:family="graphic" style:parent-style-name="standard" style:list-style-name="L1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0.467cm" fo:min-width="2.413cm" fo:padding-top="0.1cm" fo:padding-bottom="0.1cm" fo:padding-left="0.225cm" fo:padding-right="0.225cm"/>
      <style:paragraph-properties style:writing-mode="lr-tb"/>
    </style:style>
    <style:style style:name="gr17" style:family="graphic" style:parent-style-name="standard">
      <style:graphic-properties svg:stroke-width="0cm" draw:marker-start-width="0.203cm" draw:marker-end-width="0.203cm" draw:fill-color="#ffff99" draw:textarea-horizontal-align="justify" draw:textarea-vertical-align="middle" draw:auto-grow-height="false" fo:min-height="0.439cm" fo:min-width="2.345cm" fo:padding-top="0.1cm" fo:padding-bottom="0.1cm" fo:padding-left="0.225cm" fo:padding-right="0.225cm"/>
      <style:paragraph-properties style:writing-mode="lr-tb"/>
    </style:style>
    <style:style style:name="gr18" style:family="graphic" style:parent-style-name="standard">
      <style:graphic-properties svg:stroke-width="0cm" draw:marker-start-width="0.203cm" draw:marker-end-width="0.203cm" draw:fill-color="#66ffff" draw:textarea-horizontal-align="justify" draw:textarea-vertical-align="middle" draw:auto-grow-height="false" fo:min-height="0.384cm" fo:min-width="2.336cm" fo:padding-top="0.1cm" fo:padding-bottom="0.1cm" fo:padding-left="0.225cm" fo:padding-right="0.225cm"/>
      <style:paragraph-properties style:writing-mode="lr-tb"/>
    </style:style>
    <style:style style:name="gr19" style:family="graphic" style:parent-style-name="standard">
      <style:graphic-properties svg:stroke-width="0cm" draw:marker-start-width="0.203cm" draw:marker-end-width="0.203cm" draw:fill-color="#66ffff" draw:textarea-horizontal-align="justify" draw:textarea-vertical-align="middle" draw:auto-grow-height="false" fo:min-height="0.693cm" fo:min-width="4.527cm" fo:padding-top="0.1cm" fo:padding-bottom="0.1cm" fo:padding-left="0.225cm" fo:padding-right="0.225cm"/>
      <style:paragraph-properties style:writing-mode="lr-tb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svg:stroke-width="0cm" svg:stroke-color="#000000" draw:marker-start-width="0.203cm" draw:marker-end-width="0.203cm" draw:fill-color="#eeeeee" draw:textarea-horizontal-align="justify" draw:textarea-vertical-align="middle" draw:auto-grow-height="false" fo:min-height="1.999cm" fo:min-width="5.926cm" fo:padding-top="0.1cm" fo:padding-bottom="0.1cm" fo:padding-left="0.225cm" fo:padding-right="0.225cm"/>
      <style:paragraph-properties style:writing-mode="lr-tb"/>
    </style:style>
    <style:style style:name="gr22" style:family="graphic" style:parent-style-name="standard">
      <style:graphic-properties draw:stroke="none" draw:fill="none" fo:min-height="0.598cm"/>
      <style:paragraph-properties style:writing-mode="lr-tb"/>
    </style:style>
    <style:style style:name="gr23" style:family="graphic" style:parent-style-name="standard">
      <style:graphic-properties draw:stroke="none" draw:fill="none" fo:min-height="0.9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margin-left="0cm" fo:margin-right="0cm" fo:margin-top="0.1cm" fo:margin-bottom="0.1cm" fo:line-height="100%" fo:text-align="center" fo:text-indent="0cm"/>
    </style:style>
    <style:style style:name="P5" style:family="paragraph">
      <loext:graphic-properties draw:fill-color="#eeeeee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eeeeee"/>
      <style:paragraph-properties fo:text-align="center"/>
      <style:text-properties style:font-name="Liberation Sans" fo:font-size="11pt" style:font-name-asian="Liberation Sans" style:font-size-asian="11pt" style:font-name-complex="Liberation Sans" style:font-size-complex="11pt"/>
    </style:style>
    <style:style style:name="P7" style:family="paragraph">
      <loext:graphic-properties draw:fill-color="#66ffff"/>
      <style:paragraph-properties fo:text-align="center"/>
    </style:style>
    <style:style style:name="P8" style:family="paragraph">
      <loext:graphic-properties draw:fill-color="#66ffff"/>
      <style:paragraph-properties fo:text-align="center"/>
      <style:text-properties style:font-name="Liberation Sans" style:font-name-asian="Liberation Sans" style:font-name-complex="Liberation Sans"/>
    </style:style>
    <style:style style:name="P9" style:family="paragraph">
      <loext:graphic-properties draw:fill="none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1pt" fo:font-style="normal" fo:text-shadow="none" style:text-underline-style="none" fo:font-weight="normal" style:letter-kerning="true" style:font-name-asian="AR PL SungtiL GB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.5pt" fo:font-style="normal" fo:text-shadow="none" style:text-underline-style="none" fo:font-weight="normal" style:letter-kerning="true" style:font-name-asian="Liberation Sans" style:font-size-asian="10.5pt" style:font-style-asian="normal" style:font-weight-asian="normal" style:font-name-complex="Liberation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8pt" style:font-size-asian="8pt" style:font-size-complex="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625cm" svg:y1="2.028cm" svg:x2="11.625cm" svg:y2="3.127cm">
          <text:p/>
        </draw:line>
        <draw:g>
          <draw:custom-shape draw:style-name="gr2" draw:text-style-name="P3" draw:layer="layout" svg:width="3.353cm" svg:height="0.841cm" svg:x="14.057cm" svg:y="4.856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5" xml:id="id5" draw:id="id5" draw:layer="layout" svg:width="6.376cm" svg:height="5.717cm" svg:x="7.124cm" svg:y="3.097cm">
          <text:p text:style-name="P4"><text:span text:style-name="T2">NavEngin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2.588cm" svg:height="1.258cm" svg:x="17.288cm" svg:y="6.544cm">
          <text:p text:style-name="P2"><text:span text:style-name="T3">TPS_Ast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37cm" svg:height="0.77cm" svg:x="7.285cm" svg:y="1.258cm">
          <text:p text:style-name="P2"><text:span text:style-name="T1">Way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3" draw:layer="layout" svg:width="5.297cm" svg:height="2.008cm" svg:x="14.469cm" svg:y="8.523cm">
            <text:p text:style-name="P2"><text:span text:style-name="T1">PlannerOutput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4.96cm" svg:height="1.106cm" svg:x="14.652cm" svg:y="9.271cm">
            <text:p text:style-name="P2"><text:span text:style-name="T4">MotionPrimitivesTreeSE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8" draw:text-style-name="P1" draw:layer="layout" svg:x1="8.483cm" svg:y1="2.028cm" svg:x2="8.483cm" svg:y2="3.127cm">
          <text:p/>
        </draw:line>
        <draw:line draw:style-name="gr1" draw:text-style-name="P1" draw:layer="layout" svg:x1="13.5cm" svg:y1="7.267cm" svg:x2="17.238cm" svg:y2="7.267cm">
          <text:p/>
        </draw:line>
        <draw:connector draw:style-name="gr1" draw:text-style-name="P1" draw:layer="layout" draw:type="curve" svg:x1="18.582cm" svg:y1="7.802cm" svg:x2="13.624cm" svg:y2="8.261cm" draw:start-shape="id1" draw:start-glue-point="2" svg:d="M18582 7802c0 421-4958 192-4958 459" svg:viewBox="0 0 4959 460">
          <text:p/>
        </draw:connector>
        <draw:g>
          <draw:custom-shape draw:style-name="gr9" draw:text-style-name="P3" draw:layer="layout" svg:width="2.958cm" svg:height="0.84cm" svg:x="13.84cm" svg:y="5.995cm">
            <text:p text:style-name="P2"><text:span text:style-name="T1">Planner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" draw:text-style-name="P3" draw:layer="layout" svg:width="2.958cm" svg:height="0.84cm" svg:x="13.841cm" svg:y="5.995cm">
            <text:p text:style-name="P2"><text:span text:style-name="T1">Planner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3.353cm" svg:height="0.841cm" svg:x="13.932cm" svg:y="4.937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" draw:text-style-name="P3" draw:layer="layout" svg:width="5.066cm" svg:height="0.84cm" svg:x="13.841cm" svg:y="3.913cm">
            <text:p text:style-name="P2"><text:span text:style-name="T4">TPS_Astar_Parame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1" draw:text-style-name="P3" draw:layer="layout" svg:width="3.352cm" svg:height="0.841cm" svg:x="13.841cm" svg:y="5.005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2" draw:text-style-name="P3" draw:layer="layout" svg:width="3.132cm" svg:height="0.84cm" svg:x="10.148cm" svg:y="1.229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3" draw:text-style-name="P3" draw:layer="layout" svg:width="3.188cm" svg:height="0.84cm" svg:x="10.202cm" svg:y="1.297cm">
            <text:p text:style-name="P2"><text:span text:style-name="T1">CostEvaluato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layer="layout" svg:width="2.737cm" svg:height="0.77cm" svg:x="7.286cm" svg:y="1.258cm">
          <text:p text:style-name="P2"><text:span text:style-name="T1">Waypo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8.484cm" svg:y1="2.028cm" svg:x2="8.484cm" svg:y2="3.127cm">
          <text:p/>
        </draw:line>
        <draw:custom-shape draw:style-name="gr14" draw:text-style-name="P7" draw:layer="layout" svg:width="3.917cm" svg:height="0.77cm" svg:x="1.889cm" svg:y="4.196cm">
          <text:p text:style-name="P2"><text:span text:style-name="T1">Obstacle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2" draw:layer="layout" svg:x1="5.915cm" svg:y1="4.636cm" svg:x2="7.124cm" svg:y2="4.636cm">
          <text:p/>
        </draw:line>
        <draw:g>
          <draw:custom-shape draw:style-name="gr16" draw:text-style-name="P5" draw:layer="layout" svg:width="2.863cm" svg:height="0.667cm" svg:x="16.803cm" svg:y="1.065cm">
            <text:p text:style-name="P4"><text:span text:style-name="T5">Algorithms</text:span></text:p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3" draw:layer="layout" svg:width="2.863cm" svg:height="0.707cm" svg:x="16.803cm" svg:y="1.836cm">
              <text:p text:style-name="P2"><text:span text:style-name="T6">Data structure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8" draw:text-style-name="P7" draw:layer="layout" svg:width="2.848cm" svg:height="0.646cm" svg:x="16.789cm" svg:y="2.727cm">
            <text:p text:style-name="P2"><text:span text:style-name="T6">Interfa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9" draw:text-style-name="P8" xml:id="id2" draw:id="id2" draw:layer="layout" svg:width="5.073cm" svg:height="0.989cm" svg:x="4.556cm" svg:y="10.398cm">
          <text:p><text:span text:style-name="T7">VehicleMotionInterf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svg:x1="7.092cm" svg:y1="10.398cm" svg:x2="7.954cm" svg:y2="8.897cm" draw:start-shape="id2" draw:start-glue-point="0" svg:d="M7092 10398c0-1203 862-453 862-1501" svg:viewBox="0 0 863 1502">
          <text:p/>
        </draw:connector>
        <draw:custom-shape draw:style-name="gr21" draw:text-style-name="P5" xml:id="id3" draw:id="id3" draw:layer="layout" svg:width="6.376cm" svg:height="2.199cm" svg:x="7.124cm" svg:y="12.221cm">
          <text:p text:style-name="P4"><text:span text:style-name="T2">KinematicPathFoll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" draw:layer="layout" draw:type="curve" svg:x1="7.092cm" svg:y1="11.387cm" svg:x2="10.312cm" svg:y2="12.221cm" draw:start-shape="id2" draw:start-glue-point="2" draw:end-shape="id3" svg:d="M7092 11387c0 625 3220 209 3220 834" svg:viewBox="0 0 3221 835">
          <text:p/>
        </draw:connector>
        <draw:custom-shape draw:style-name="gr19" draw:text-style-name="P8" xml:id="id4" draw:id="id4" draw:layer="layout" svg:width="5.073cm" svg:height="0.989cm" svg:x="1.261cm" svg:y="8.52cm">
          <text:p text:style-name="P2"><text:span text:style-name="T3">VehicleLocalObstac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" draw:layer="layout" draw:type="curve" draw:line-skew="0.867cm" svg:x1="3.797cm" svg:y1="9.509cm" svg:x2="7.067cm" svg:y2="13.381cm" draw:start-shape="id4" draw:start-glue-point="2" svg:d="M3797 9509c0 4282 3270 2347 3270 3872" svg:viewBox="0 0 3271 3873">
          <text:p/>
        </draw:connector>
        <draw:connector draw:style-name="gr20" draw:text-style-name="P1" draw:layer="layout" draw:type="curve" svg:x1="10.312cm" svg:y1="8.814cm" svg:x2="10.312cm" svg:y2="12.221cm" draw:start-shape="id5" draw:start-glue-point="2" draw:end-shape="id3" svg:d="M10312 8814v3407" svg:viewBox="0 0 1 3408">
          <text:p/>
        </draw:connector>
        <draw:frame draw:style-name="gr22" draw:text-style-name="P9" draw:layer="layout" svg:width="5.715cm" svg:height="0.848cm" svg:x="1.254cm" svg:y="3.286cm">
          <draw:text-box>
            <text:p><text:span text:style-name="T2">Global map obstacles</text:span></text:p>
          </draw:text-box>
        </draw:frame>
        <draw:frame draw:style-name="gr23" draw:text-style-name="P9" draw:layer="layout" svg:width="3.455cm" svg:height="1.157cm" svg:x="1.685cm" svg:y="7.217cm">
          <draw:text-box>
            <text:p><text:span text:style-name="T2">Local sensor obstacles</text:span></text:p>
          </draw:text-box>
        </draw:frame>
        <draw:connector draw:style-name="gr20" draw:text-style-name="P1" draw:layer="layout" draw:type="curve" svg:x1="6.334cm" svg:y1="9.014cm" svg:x2="7.124cm" svg:y2="5.955cm" draw:start-shape="id4" draw:start-glue-point="1" draw:end-shape="id5" draw:end-glue-point="3" svg:d="M6334 9014c592 0 198-3059 790-3059" svg:viewBox="0 0 791 306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102cm" draw:start-line-spacing-vertical="0.102cm" draw:end-line-spacing-horizontal="0.102cm" draw:end-line-spacing-vertical="0.10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000000" draw:marker-start-width="0.279cm" draw:marker-end-width="0.279cm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02:09:57.185975141</meta:creation-date>
    <dc:date>2022-11-20T08:03:19.098914797</dc:date>
    <meta:editing-duration>PT39M55S</meta:editing-duration>
    <meta:editing-cycles>21</meta:editing-cycles>
    <meta:generator>LibreOffice/6.4.7.2$Linux_X86_64 LibreOffice_project/40$Build-2</meta:generator>
    <meta:document-statistic meta:object-count="45"/>
  </office:meta>
</office:document-meta>
</file>